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4.061cm"/>
    </style:style>
    <style:style style:name="gr16" style:family="graphic" style:parent-style-name="standard">
      <style:graphic-properties draw:stroke="none" draw:fill="none" fo:min-height="2.389cm"/>
    </style:style>
    <style:style style:name="gr17" style:family="graphic" style:parent-style-name="預設_5f_2">
      <style:graphic-properties draw:stroke="none" svg:stroke-color="#000000" draw:fill="none" draw:fill-color="#ffffff" draw:textarea-horizontal-align="left" draw:auto-grow-height="true" draw:auto-grow-width="true" fo:min-height="2.541cm" fo:min-width="19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6.935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9.786cm"/>
    </style:style>
    <style:style style:name="pr8" style:family="presentation" style:parent-style-name="lyt-bluelinesgrad-outline1">
      <style:graphic-properties fo:min-height="15.048cm"/>
    </style:style>
    <style:style style:name="pr9" style:family="presentation" style:parent-style-name="lyt-bluelinesgrad-outline1">
      <style:graphic-properties fo:min-height="13.616cm"/>
    </style:style>
    <style:style style:name="pr10" style:family="presentation" style:parent-style-name="lyt-bluelinesgrad-outline1">
      <style:graphic-properties fo:min-height="13.132cm"/>
    </style:style>
    <style:style style:name="pr11" style:family="presentation" style:parent-style-name="lyt-bluelinesgrad-outline1">
      <style:graphic-properties fo:min-height="11.8cm"/>
    </style:style>
    <style:style style:name="pr12" style:family="presentation" style:parent-style-name="lyt-bluelinesgrad-outline1">
      <style:graphic-properties fo:min-height="12.03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style:font-name="標楷體2" fo:font-size="60pt" style:font-name-asian="標楷體2" style:font-size-asian="60pt" style:font-size-complex="60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style:font-name="標楷體2" fo:font-size="24pt" style:font-name-asian="標楷體2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ffff66" fo:font-size="28pt" style:font-size-asian="28pt" style:font-size-complex="28pt"/>
    </style:style>
    <style:style style:name="T16" style:family="text">
      <style:text-properties fo:color="#ffffff"/>
    </style:style>
    <style:style style:name="T17" style:family="text">
      <style:text-properties fo:color="#ffff66"/>
    </style:style>
    <style:style style:name="T18" style:family="text">
      <style:text-properties fo:color="#0000cc" fo:font-size="32pt" fo:text-shadow="1pt 1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四象語》到《八卦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現在、四象語將再度進化，成為八卦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系列語言的進化圖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presentation:style-name="pr5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簡單的說、只是一堆符號與字母的組合</text:span></text:p>
              </text:list-item>
              <text:list-item>
                <text:p><text:span text:style-name="T8">使用者寫得簡單一點，讓意義可以有效傳達就行了。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兩儀語</text:p>
          </draw:text-box>
        </draw:frame>
        <draw:frame presentation:style-name="pr5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則是將詞彙分為《名詞》和《述詞》</text:span></text:p>
              </text:list-item>
              <text:list-item>
                <text:p><text:span text:style-name="T9">《述詞》可以用來《描述名詞》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四象語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則進一步將《名詞》分為《實詞》和《虛詞》</text:span></text:p>
              </text:list-item>
              <text:list-item>
                <text:p><text:span text:style-name="T5">然後將《述詞》分為《動詞》和《靜詞》</text:span></text:p>
              </text:list-item>
              <text:list-item>
                <text:p><text:span text:style-name="T5">並且規定一個句子中只能有一個《動詞項》</text:span></text:p>
              </text:list-item>
              <text:list-item>
                <text:p><text:span text:style-name="T5">這樣電腦進行《欄位填充機制》時就會比較明確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0">這些語言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都會利用</text:span></text:p>
                <text:list>
                  <text:list-item>
                    <text:p><text:span text:style-name="T11">《電腦的超強記憶力》</text:span></text:p>
                  </text:list-item>
                  <text:list-item>
                    <text:p><text:span text:style-name="T11">《人腦的超強腦補力》</text:span></text:p>
                  </text:list-item>
                </text:list>
              </text:list-item>
              <text:list-item>
                <text:p><text:span text:style-name="T11">然後透過翻譯程式與</text:span><text:span text:style-name="T11">IDE</text:span><text:span text:style-name="T11">與作中介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語言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的閱讀者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不需要背單字</text:span></text:p>
              </text:list-item>
              <text:list-item>
                <text:p><text:span text:style-name="T10">因為電腦會翻譯給你看</text:span></text:p>
              </text:list-item>
              <text:list-item>
                <text:p><text:span text:style-name="T10">只需要用心去感受，</text:span><text:span text:style-name="T10"><text:line-break/></text:span><text:span text:style-name="T10">文章到底是甚麼意思就行了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人類發揮人類特長</text:span></text:p>
              </text:list-item>
              <text:list-item>
                <text:p><text:span text:style-name="T10">機器發揮機器特長</text:span></text:p>
              </text:list-item>
              <text:list-item>
                <text:p><text:span text:style-name="T10">人機合一就能達到溝通目的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四象語沒有規定《問句》如何寫？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於是、《八卦語》就誕生了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從四象到八卦</text:p>
          </draw:text-box>
        </draw:frame>
        <draw:custom-shape draw:style-name="gr3" draw:text-style-name="P7" draw:layer="layout" svg:width="7.4cm" svg:height="9.6cm" svg:x="3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2.1cm" svg:x2="10.8cm" svg:y2="12.1cm">
          <text:p/>
        </draw:line>
        <draw:frame draw:style-name="gr6" draw:text-style-name="P8" draw:layer="layout" svg:width="5.854cm" svg:height="1.606cm" svg:x="4.2cm" svg:y="9.6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4.2cm" svg:y="13.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7.2cm" svg:x2="7.2cm" svg:y2="16.8cm">
          <text:p/>
        </draw:line>
        <draw:custom-shape draw:style-name="gr7" draw:text-style-name="P7" draw:layer="layout" svg:width="1.2cm" svg:height="1.6cm" svg:x="12.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8cm" svg:height="5.8cm" svg:x="17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2.2cm" svg:x2="24.3cm" svg:y2="12.1cm">
          <text:p/>
        </draw:line>
        <draw:frame draw:style-name="gr10" draw:text-style-name="P14" draw:layer="layout" svg:width="4.6cm" svg:height="1.606cm" svg:x="17.9cm" svg:y="10.494cm">
          <draw:text-box>
            <text:p><text:span text:style-name="T12">實</text:span><text:span text:style-name="T12">R <text:s/></text:span><text:span text:style-name="T12">虛</text:span><text:span text:style-name="T12">I</text:span></text:p>
          </draw:text-box>
        </draw:frame>
        <draw:frame draw:style-name="gr11" draw:text-style-name="P14" draw:layer="layout" svg:width="5.2cm" svg:height="1.606cm" svg:x="17.9cm" svg:y="12.7cm">
          <draw:text-box>
            <text:p><text:span text:style-name="T12">動</text:span><text:span text:style-name="T12">V <text:s/></text:span><text:span text:style-name="T12">靜</text:span><text:span text:style-name="T12">H</text:span></text:p>
          </draw:text-box>
        </draw:frame>
        <draw:line draw:style-name="gr4" draw:text-style-name="P7" draw:layer="layout" svg:x1="20cm" svg:y1="7.2cm" svg:x2="20.2cm" svg:y2="17.2cm">
          <text:p/>
        </draw:line>
        <draw:custom-shape draw:style-name="gr12" draw:text-style-name="P7" draw:layer="layout" svg:width="8.4cm" svg:height="10cm" svg:x="15.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8.6cm" svg:x2="21.9cm" svg:y2="10cm">
          <text:p/>
        </draw:line>
        <draw:line draw:style-name="gr4" draw:text-style-name="P7" draw:layer="layout" svg:x1="23.1cm" svg:y1="15.6cm" svg:x2="21.9cm" svg:y2="14cm">
          <text:p/>
        </draw:line>
        <draw:line draw:style-name="gr4" draw:text-style-name="P7" draw:layer="layout" svg:x1="17.1cm" svg:y1="15.8cm" svg:x2="18.3cm" svg:y2="14.2cm">
          <text:p/>
        </draw:line>
        <draw:line draw:style-name="gr4" draw:text-style-name="P7" draw:layer="layout" svg:x1="17.1cm" svg:y1="8.6cm" svg:x2="18.3cm" svg:y2="10.2cm">
          <text:p/>
        </draw:line>
        <draw:frame draw:style-name="gr13" draw:text-style-name="P15" draw:layer="layout" svg:width="1.647cm" svg:height="1.047cm" svg:x="22.328cm" svg:y="10.153cm">
          <draw:text-box>
            <text:p>時?</text:p>
          </draw:text-box>
        </draw:frame>
        <draw:frame draw:style-name="gr13" draw:text-style-name="P15" draw:layer="layout" svg:width="1.647cm" svg:height="1.047cm" svg:x="20.528cm" svg:y="8cm">
          <draw:text-box>
            <text:p>事?</text:p>
          </draw:text-box>
        </draw:frame>
        <draw:frame draw:style-name="gr13" draw:text-style-name="P15" draw:layer="layout" svg:width="1.647cm" svg:height="1.047cm" svg:x="16.128cm" svg:y="13cm">
          <draw:text-box>
            <text:p>果?</text:p>
          </draw:text-box>
        </draw:frame>
        <draw:frame draw:style-name="gr13" draw:text-style-name="P15" draw:layer="layout" svg:width="1.647cm" svg:height="1.047cm" svg:x="17.9cm" svg:y="15.353cm">
          <draw:text-box>
            <text:p>因?</text:p>
          </draw:text-box>
        </draw:frame>
        <draw:frame draw:style-name="gr13" draw:text-style-name="P15" draw:layer="layout" svg:width="1.647cm" svg:height="1.047cm" svg:x="16.128cm" svg:y="10.353cm">
          <draw:text-box>
            <text:p>物?</text:p>
          </draw:text-box>
        </draw:frame>
        <draw:frame draw:style-name="gr13" draw:text-style-name="P15" draw:layer="layout" svg:width="1.647cm" svg:height="1.047cm" svg:x="17.828cm" svg:y="8.053cm">
          <draw:text-box>
            <text:p>人?</text:p>
          </draw:text-box>
        </draw:frame>
        <draw:frame draw:style-name="gr13" draw:text-style-name="P15" draw:layer="layout" svg:width="1.647cm" svg:height="1.047cm" svg:x="22.328cm" svg:y="12.953cm">
          <draw:text-box>
            <text:p>地?</text:p>
          </draw:text-box>
        </draw:frame>
        <draw:frame draw:style-name="gr13" draw:text-style-name="P15" draw:layer="layout" svg:width="1.647cm" svg:height="1.047cm" svg:x="20.528cm" svg:y="15.3cm">
          <draw:text-box>
            <text:p>數?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從四象語到八卦語</text:p>
          </draw:text-box>
        </draw:frame>
        <draw:frame presentation:style-name="pr5" draw:text-style-name="P5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在《詞項》中加上《八卦用語》如下：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  <text:p><text:span text:style-name="T5">– </text:span><text:span text:style-name="T5">《人？事？時？地？物？因？果？數？》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語的疑問詞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中文：</text:span></text:p>
                <text:list>
                  <text:list-item>
                    <text:p><text:span text:style-name="T5">誰？什麼？為何？將會？</text:span></text:p>
                  </text:list-item>
                  <text:list-item>
                    <text:p><text:span text:style-name="T5">何時？哪裡？如何？多少</text:span><text:span text:style-name="T5">?</text:span><text:span text:style-name="T5">嗎？</text:span></text:p>
                  </text:list-item>
                </text:list>
              </text:list-item>
              <text:list-item>
                <text:p><text:span text:style-name="T5">英文：</text:span></text:p>
                <text:list>
                  <text:list-item>
                    <text:p><text:span text:style-name="T5">Who? What? Why? Will? When?</text:span></text:p>
                  </text:list-item>
                  <text:list-item>
                    <text:p><text:span text:style-name="T5">Where? How? How_much? Is/Are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問法</text:p>
          </draw:text-box>
        </draw:frame>
        <draw:frame presentation:style-name="pr7" draw:layer="layout" svg:width="10.2cm" svg:height="9.786cm" svg:x="2.6cm" svg:y="6.014cm" presentation:class="outline" presentation:user-transformed="true">
          <draw:text-box>
            <text:p><text:span text:style-name="T5">人</text:span><text:span text:style-name="T5">:</text:span><text:span text:style-name="T5">誰 哪位</text:span></text:p>
            <text:p><text:span text:style-name="T5">物：什麼 啥</text:span></text:p>
            <text:p><text:span text:style-name="T5">因：為何 因何</text:span></text:p>
            <text:p><text:span text:style-name="T5">果：將會 可否</text:span></text:p>
          </draw:text-box>
        </draw:frame>
        <draw:frame presentation:style-name="pr8" draw:layer="layout" svg:width="15.4cm" svg:height="15.048cm" svg:x="12.2cm" svg:y="6.014cm" presentation:class="outline" presentation:user-transformed="true">
          <draw:text-box>
            <text:p><text:span text:style-name="T5">時：何時 哪天 幾點</text:span></text:p>
            <text:p><text:span text:style-name="T5">地：哪裡 何地</text:span></text:p>
            <text:p><text:span text:style-name="T5">事：如何 是否 幹嘛 做啥</text:span></text:p>
            <text:p><text:span text:style-name="T5">數：多少 大小 長短 </text:span><text:span text:style-name="T5">..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術數</text:p>
          </draw:text-box>
        </draw:frame>
        <draw:frame presentation:style-name="pr9" draw:text-style-name="P10" draw:layer="layout" svg:width="25.199cm" svg:height="13.616cm" svg:x="1.4cm" svg:y="5.214cm" presentation:class="outline" presentation:user-transformed="true">
          <draw:text-box>
            <text:list text:style-name="L3">
              <text:list-item>
                <text:p><text:span text:style-name="T5">若你想當解卦人，記得要看清楚對方是哪一種人</text:span></text:p>
                <text:list>
                  <text:list-item>
                    <text:p><text:span text:style-name="T5">女人：問姻緣</text:span></text:p>
                  </text:list-item>
                  <text:list-item>
                    <text:p><text:span text:style-name="T5">男人：問事業</text:span></text:p>
                  </text:list-item>
                  <text:list-item>
                    <text:p><text:span text:style-name="T5">病人：問健康</text:span></text:p>
                  </text:list-item>
                  <text:list-item>
                    <text:p><text:span text:style-name="T5">學生：問課業</text:span></text:p>
                  </text:list-item>
                </text:list>
              </text:list-item>
              <text:list-item>
                <text:p><text:span text:style-name="T5">這是大數據統計結果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語的語法</text:p>
          </draw:text-box>
        </draw:frame>
        <draw:frame presentation:style-name="pr10" draw:text-style-name="P16" draw:layer="layout" svg:width="8.3cm" svg:height="13.132cm" svg:x="4.7cm" svg:y="6.001cm" presentation:class="outline" presentation:user-transformed="true">
          <draw:text-box>
            <text:list text:style-name="L3">
              <text:list-item>
                <text:p><text:span text:style-name="T14">S = W(s+W)* e</text:span></text:p>
              </text:list-item>
              <text:list-item>
                <text:p><text:span text:style-name="T14">W = N | P </text:span></text:p>
              </text:list-item>
              <text:list-item>
                <text:p><text:span text:style-name="T14">N = R | I</text:span></text:p>
              </text:list-item>
              <text:list-item>
                <text:p><text:span text:style-name="T14">P = V | H </text:span></text:p>
              </text:list-item>
              <text:list-item>
                <text:p><text:span text:style-name="T14">X = W*X | </text:span><text:span text:style-name="T15">X Q</text:span></text:p>
              </text:list-item>
            </text:list>
          </draw:text-box>
        </draw:frame>
        <draw:frame draw:style-name="gr14" draw:text-style-name="P15" draw:layer="layout" svg:width="4.848cm" svg:height="5.027cm" svg:x="14cm" svg:y="5.774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15" draw:text-style-name="P17" draw:layer="layout" svg:width="14.561cm" svg:height="1.6cm" svg:x="5.804cm" svg:y="17.801cm">
          <draw:text-box>
            <text:p><text:span text:style-name="T16">單動詞限制：一個句子</text:span><text:span text:style-name="T16">S</text:span><text:span text:style-name="T16">裡最多只能有一個動詞項</text:span></text:p>
          </draw:text-box>
        </draw:frame>
        <draw:frame draw:style-name="gr16" draw:text-style-name="P18" draw:layer="layout" svg:width="10.48cm" svg:height="2.639cm" svg:x="13.92cm" svg:y="14.558cm">
          <draw:text-box>
            <text:p>這是樣板規則，X是參數，<text:line-break/>X 可用N, P, R, I, V, H 任一個取代</text:p>
            <text:p><text:span text:style-name="T17">Q </text:span><text:span text:style-name="T17">代表 疑問符號</text:span></text:p>
          </draw:text-box>
        </draw:frame>
        <draw:frame draw:style-name="gr16" draw:text-style-name="P18" draw:layer="layout" svg:width="10.48cm" svg:height="2.639cm" svg:x="13.92cm" svg:y="11.158cm">
          <draw:text-box>
            <text:p>名詞可分虛和實</text:p>
            <text:p/>
            <text:p>述詞可分動和靜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卦 (一)</text:p>
          </draw:text-box>
        </draw:frame>
        <draw:frame presentation:style-name="pr11" draw:text-style-name="P5" draw:layer="layout" svg:width="10.6cm" svg:height="11.8cm" svg:x="2.3cm" svg:y="5.8cm" presentation:class="outline" presentation:user-transformed="true">
          <draw:text-box>
            <text:p><text:span text:style-name="T14">(</text:span><text:span text:style-name="T14">人</text:span><text:span text:style-name="T14">)</text:span><text:span text:style-name="T14">誰</text:span><text:span text:style-name="T14">?</text:span><text:span text:style-name="T14">愛 我 <text:s/></text:span></text:p>
            <text:p><text:span text:style-name="T14">(</text:span><text:span text:style-name="T14">因</text:span><text:span text:style-name="T14">)</text:span><text:span text:style-name="T14">她 為何愛</text:span><text:span text:style-name="T14">?</text:span></text:p>
            <text:p><text:span text:style-name="T14">(</text:span><text:span text:style-name="T14">時</text:span><text:span text:style-name="T14">)</text:span><text:span text:style-name="T14">她 何時</text:span><text:span text:style-name="T14">?</text:span><text:span text:style-name="T14">來</text:span></text:p>
            <text:p><text:span text:style-name="T14">(</text:span><text:span text:style-name="T14">法</text:span><text:span text:style-name="T14">)</text:span><text:span text:style-name="T14">她 如何</text:span><text:span text:style-name="T14">?</text:span><text:span text:style-name="T14">來</text:span></text:p>
            <text:p><text:span text:style-name="T14">是否： 她來了 嗎？</text:span></text:p>
          </draw:text-box>
        </draw:frame>
        <draw:frame presentation:style-name="pr11" draw:text-style-name="P5" draw:layer="layout" svg:width="13.2cm" svg:height="11.8cm" svg:x="13.7cm" svg:y="5.8cm" presentation:class="outline" presentation:user-transformed="true">
          <draw:text-box>
            <text:p><text:span text:style-name="T14">(</text:span><text:span text:style-name="T14">物</text:span><text:span text:style-name="T14">)</text:span><text:span text:style-name="T14">我 愛 什麼</text:span><text:span text:style-name="T14">?</text:span></text:p>
            <text:p><text:span text:style-name="T14">(</text:span><text:span text:style-name="T14">果</text:span><text:span text:style-name="T14">)</text:span><text:span text:style-name="T14">我 將會愛</text:span><text:span text:style-name="T14">? </text:span><text:span text:style-name="T14">她</text:span></text:p>
            <text:p><text:span text:style-name="T14">(</text:span><text:span text:style-name="T14">地</text:span><text:span text:style-name="T14">)</text:span><text:span text:style-name="T14">她 何地</text:span><text:span text:style-name="T14">? </text:span><text:span text:style-name="T14">來</text:span></text:p>
            <text:p><text:span text:style-name="T14">(</text:span><text:span text:style-name="T14">數</text:span><text:span text:style-name="T14">)</text:span><text:span text:style-name="T14">多少人</text:span><text:span text:style-name="T14">? </text:span><text:span text:style-name="T14">來了</text:span></text:p>
            <text:p><text:span text:style-name="T14">多問： 她 現在 人事地物</text:span><text:span text:style-name="T14">? <text:s/>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卦 (二)</text:p>
          </draw:text-box>
        </draw:frame>
        <draw:frame presentation:style-name="pr11" draw:text-style-name="P5" draw:layer="layout" svg:width="10.6cm" svg:height="11.8cm" svg:x="2.3cm" svg:y="5.8cm" presentation:class="outline" presentation:user-transformed="true">
          <draw:text-box>
            <text:p><text:span text:style-name="T14">(</text:span><text:span text:style-name="T14">人</text:span><text:span text:style-name="T14">)</text:span><text:span text:style-name="T14">誰</text:span><text:span text:style-name="T14">?</text:span><text:span text:style-name="T14">最美 <text:s text:c="2"/></text:span></text:p>
            <text:p><text:span text:style-name="T14">(</text:span><text:span text:style-name="T14">因</text:span><text:span text:style-name="T14">)</text:span><text:span text:style-name="T14">她 為何美</text:span><text:span text:style-name="T14">?</text:span></text:p>
            <text:p><text:span text:style-name="T14">(</text:span><text:span text:style-name="T14">時</text:span><text:span text:style-name="T14">)</text:span><text:span text:style-name="T14">她 何時</text:span><text:span text:style-name="T14">?</text:span><text:span text:style-name="T14">最美</text:span></text:p>
            <text:p><text:span text:style-name="T14">(</text:span><text:span text:style-name="T14">法</text:span><text:span text:style-name="T14">)</text:span><text:span text:style-name="T14">她 如何</text:span><text:span text:style-name="T14">?</text:span><text:span text:style-name="T14">變美的</text:span></text:p>
            <text:p><text:span text:style-name="T14">是否： 她 是否 美？</text:span></text:p>
          </draw:text-box>
        </draw:frame>
        <draw:frame presentation:style-name="pr11" draw:text-style-name="P5" draw:layer="layout" svg:width="13.2cm" svg:height="11.8cm" svg:x="13.7cm" svg:y="5.8cm" presentation:class="outline" presentation:user-transformed="true">
          <draw:text-box>
            <text:p><text:span text:style-name="T14">(</text:span><text:span text:style-name="T14">物</text:span><text:span text:style-name="T14">)</text:span><text:span text:style-name="T14">哪個</text:span><text:span text:style-name="T14">? </text:span><text:span text:style-name="T14">大</text:span></text:p>
            <text:p><text:span text:style-name="T14">(</text:span><text:span text:style-name="T14">果</text:span><text:span text:style-name="T14">)</text:span><text:span text:style-name="T14">她 會如何</text:span><text:span text:style-name="T14">?</text:span></text:p>
            <text:p><text:span text:style-name="T14">(</text:span><text:span text:style-name="T14">地</text:span><text:span text:style-name="T14">)</text:span><text:span text:style-name="T14">她 在哪裡</text:span><text:span text:style-name="T14">?</text:span></text:p>
            <text:p><text:span text:style-name="T14">(</text:span><text:span text:style-name="T14">數</text:span><text:span text:style-name="T14">)</text:span><text:span text:style-name="T14">多少女人</text:span><text:span text:style-name="T14">?</text:span><text:span text:style-name="T14">在那裏</text:span></text:p>
            <text:p><text:span text:style-name="T14">多問：現在 這裡 人事物</text:span><text:span text:style-name="T14">? <text:s/>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卦性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所謂的卦性，就是問句到底問的是八卦中的哪一卦？例如：</text:span></text:p>
                <text:list>
                  <text:list-item>
                    <text:p><text:span text:style-name="T5">誰？來了 – 問的是 </text:span><text:span text:style-name="T5">(</text:span><text:span text:style-name="T5">人</text:span><text:span text:style-name="T5">) </text:span><text:span text:style-name="T5">卦</text:span></text:p>
                  </text:list-item>
                  <text:list-item>
                    <text:p><text:span text:style-name="T5">多少人</text:span><text:span text:style-name="T5">?</text:span><text:span text:style-name="T5">來了 – 問的是</text:span><text:span text:style-name="T5">(</text:span><text:span text:style-name="T5">數</text:span><text:span text:style-name="T5">)</text:span><text:span text:style-name="T5">卦</text:span></text:p>
                  </text:list-item>
                  <text:list-item>
                    <text:p><text:span text:style-name="T5">她 來 幹啥</text:span><text:span text:style-name="T5">? – </text:span><text:span text:style-name="T5">問的是</text:span><text:span text:style-name="T5">(</text:span><text:span text:style-name="T5">果</text:span><text:span text:style-name="T5">)</text:span><text:span text:style-name="T5">卦</text:span></text:p>
                  </text:list-item>
                  <text:list-item>
                    <text:p><text:span text:style-name="T5">她 從哪裡</text:span><text:span text:style-name="T5">? </text:span><text:span text:style-name="T5">來 – 問的是</text:span><text:span text:style-name="T5">(</text:span><text:span text:style-name="T5">地</text:span><text:span text:style-name="T5">)</text:span><text:span text:style-name="T5">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習題：請寫出卦性</text:p>
          </draw:text-box>
        </draw:frame>
        <draw:frame presentation:style-name="pr12" draw:text-style-name="P10" draw:layer="layout" svg:width="21.7cm" svg:height="12.037cm" svg:x="2.3cm" svg:y="5.8cm" presentation:class="outline" presentation:user-transformed="true">
          <draw:text-box>
            <text:p><text:span text:style-name="T8">( <text:s/>)</text:span><text:span text:style-name="T8">那女人</text:span><text:span text:style-name="T8">?</text:span><text:span text:style-name="T8"><text:line-break/></text:span><text:span text:style-name="T8">( <text:s/>)</text:span><text:span text:style-name="T8">那男人 在幹啥？</text:span></text:p>
            <text:p><text:span text:style-name="T8">( <text:s/>)</text:span><text:span text:style-name="T8">你 為何喜歡</text:span><text:span text:style-name="T8">? </text:span><text:span text:style-name="T8">那女人</text:span></text:p>
            <text:p><text:span text:style-name="T8">( <text:s/>)</text:span><text:span text:style-name="T8">那女人 哪裡大？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系統實作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請實作一個</text:span><text:span text:style-name="T10">AV</text:span><text:span text:style-name="T10">查詢系統，可以很容易的查出你想要的場景？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">如果有人問了</text:span><text:span text:style-name="T11">AV</text:span><text:span text:style-name="T11">卦</text:span>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你要能找出對應的內容</text:span></text:p>
              </text:list-item>
              <text:list-item>
                <text:p><text:span text:style-name="T5">範例</text:span></text:p>
                <text:list>
                  <text:list-item>
                    <text:p><text:span text:style-name="T18">溫泉 一男一女 的影片？ </text:span></text:p>
                  </text:list-item>
                  <text:list-item>
                    <text:p><text:span text:style-name="T18">大奶 的 熟女</text:span><text:span text:style-name="T18">? </text:span></text:p>
                  </text:list-item>
                  <text:list-item>
                    <text:p><text:span text:style-name="T18">日本 古裝 騎乘位 的片段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draw:style-name="gr17" draw:text-style-name="P19" draw:layer="layout" svg:width="19.552cm" svg:height="2.791cm" svg:x="4.048cm" svg:y="8.809cm">
          <draw:text-box>
            <text:p><text:span text:style-name="T2">你學會八卦語了嗎？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8" draw:text-style-name="P19" draw:layer="layout" svg:width="17.435cm" svg:height="2.791cm" svg:x="6.165cm" svg:y="8.809cm">
          <draw:text-box>
            <text:p><text:span text:style-name="T2">你今天問卦了嗎？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8T07:23:12.625000000</dc:date>
    <meta:editing-duration>P1DT6M14S</meta:editing-duration>
    <meta:editing-cycles>244</meta:editing-cycles>
    <meta:generator>LibreOffice/4.4.1.2$Windows_x86 LibreOffice_project/45e2de17089c24a1fa810c8f975a7171ba4cd432</meta:generator>
    <meta:document-statistic meta:object-count="185"/>
  </office:meta>
</office:document-meta>
</file>